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contractor:</text:p>
      <text:p text:style-name="Standard"/>
      <text:p text:style-name="Standard">I am pleased with the results that you have sent me so far, however after reviewing them, and considering my budget and desires, I have found that I need to amend my original request.</text:p>
      <text:p text:style-name="Standard"/>
      <text:p text:style-name="Standard">Currently, the program returns 4 files, a Customer, Menu, Orders, and OrderItems file, just as I asked. These files are properly formatted to have their data imported into a SQL database. In and of itself, this is not a problem: the problem begins in the scenario of me doing multiple conversions of data, even after all of the old order files have been read. </text:p>
      <text:p text:style-name="Standard"/>
      <text:p text:style-name="Standard">After testing, I found that the Ids assigned to the various records in their respective files, are only unique with regards to that given run. This creates two problems: I can't be sure that I don't duplicate the same record when importing the data, and I know for certain that a completely different record added on a following run will not have a unique ID number.</text:p>
      <text:p text:style-name="Standard"/>
      <text:p text:style-name="Standard">Quick example of problem 1 -</text:p>
      <text:p text:style-name="Standard">I run two order files on two separate program runs: both have customer John Q Public as a customer. Even if I were to create two separate Customer files for import, the customer John Q Public will be assigned the serial number 01, as the program has no way of knowing that John Q Public has already been input into the system. This of course is a best case scenario, as John Q Public could be assigned a serial number of 02, thus defeating the purpose of having a serial number. </text:p>
      <text:p text:style-name="Standard"/>
      <text:p text:style-name="Standard">Quick example of problem 2 -</text:p>
      <text:p text:style-name="Standard">I run two order files on two separate program runs: one has customer John Q Public as the first customer, one has customer Jane Q Public as the first customer. In this instance, it is very possible that in the first run, John Q Public will be assigned serial number 01, but in the second run, Jane Q Public will be assigned serial number 01. Of course from the database's point of view, this makes no sense, and will cause an error upon importing the second import file.</text:p>
      <text:p text:style-name="Standard"/>
      <text:p text:style-name="Standard">There is also a third issue: I would like to continue using the macro system that my relative used: it is proven, it works, and it is free for me to use. In doing this, I will continue to create files that are formatted as I described in my initial communication to you: I wish to keep the import conversion system that you are making in place, and continue using it to create files that can then be imported to the DBMS that I am renting from a cloud host.</text:p>
      <text:p text:style-name="Standard"/>
      <text:p text:style-name="Standard"/>
      <text:p text:style-name="Standard"/>
      <text:p text:style-name="Standard">After doing some research, I have decided that this is something I would like solved at the import level, that is, I would like the DBMS to decide what is and isn't a redundant record when importing the data. Because of this, there is no need for you to generate separate text files to hold the unique values of customers, menu items, orders, and their ids.</text:p>
      <text:p text:style-name="Standard"/>
      <text:p text:style-name="Standard">What I now need is the following: one text file, to be named ImportReadyData.txt. This file will have the following header:</text:p>
      <text:p text:style-name="Standard"/>
      <text:p text:style-name="Standard">CUSTOMERFIRSTNAME<text:tab/>CUSTOMERMIDDLEINITIAL<text:tab/>CUSTOMERLASTNAME<text:tab/>CUSTOMERHOMEPHONENUMBER<text:tab/>CUSTOMERADDRESS<text:tab/>ORDERLINEITEMNUMBER<text:tab/>ITEMNAME<text:tab/>ITEMQUANTITY<text:tab/>ITEMINDIVIDUALPRICE<text:tab/>ITEMPRICEXQUANTITY<text:tab/>ORDERTOTALCOST<text:soft-page-break/><text:tab/>ORDERNOTES<text:tab/>ORDERDATETIME</text:p>
      <text:p text:style-name="Standard"/>
      <text:p text:style-name="Standard">The items in the header will be tab delimited, as will the records beneath it.</text:p>
      <text:p text:style-name="Standard"/>
      <text:p text:style-name="Standard">I am not certain as to how I want the tables in the database to be structured, I will leave that to you. I would however like to be able to view the following things easily:</text:p>
      <text:p text:style-name="Standard"/>
      <text:p text:style-name="Standard">Customer information</text:p>
      <text:p text:style-name="Standard">Order information</text:p>
      <text:p text:style-name="Standard">Menu information</text:p>
      <text:p text:style-name="Standard"/>
      <text:p text:style-name="Standard">I am not sure if you need to have the OrderItems file made into a table in order to view the previous 3 easily. If you can make a way for me to get Order Item data without having an extra table, then do that, but if it has to be there, then put it in.</text:p>
      <text:p text:style-name="Standard"/>
      <text:p text:style-name="Standard">Thank you once again for your hard work.</text:p>
      <text:p text:style-name="Standard"/>
      <text:p text:style-name="Standard">Sincerely,</text:p>
      <text:p text:style-name="Standard"/>
      <text:p text:style-name="Standard">Pizza Maker:</text:p>
      <text:p text:style-name="Standard"/>
      <text:p text:style-name="Standard">supermariopizzamaker@examp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9T13:05:12.89</meta:creation-date>
    <dc:date>2020-05-10T11:09:15.56</dc:date>
    <meta:editing-duration>PT8H36M33S</meta:editing-duration>
    <meta:editing-cycles>3</meta:editing-cycles>
    <meta:generator>OpenOffice/4.1.3$Win32 OpenOffice.org_project/413m1$Build-9783</meta:generator>
    <meta:document-statistic meta:table-count="0" meta:image-count="0" meta:object-count="0" meta:page-count="2" meta:paragraph-count="22" meta:word-count="672" meta:character-count="3733"/>
  </office:meta>
</office:document-meta>
</file>